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1646in"/>
    </style:style>
    <style:style style:name="co2" style:family="table-column">
      <style:table-column-properties fo:break-before="auto" style:column-width="2.1681in"/>
    </style:style>
    <style:style style:name="co3" style:family="table-column">
      <style:table-column-properties fo:break-before="auto" style:column-width="2.4374in"/>
    </style:style>
    <style:style style:name="co4" style:family="table-column">
      <style:table-column-properties fo:break-before="auto" style:column-width="5.997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972in"/>
    </style:style>
    <style:style style:name="co7" style:family="table-column">
      <style:table-column-properties fo:break-before="auto" style:column-width="1.656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spreadsheet>
      <table:table table:name="Column Chart" table:style-name="ta1">
        <table:shapes>
          <draw:frame draw:z-index="0" draw:style-name="gr1" draw:text-style-name="P1" svg:width="6.2957in" svg:height="3.5457in" svg:x="2.5819in" svg:y="2.6874in">
            <draw:object draw:notify-on-update-of-ranges="'Column Chart'.A1:'Column Chart'.A1 'Column Chart'.A2:'Column Chart'.A8 'Column Chart'.B1:'Column Chart'.B1 'Column Chart'.B2:'Column Chart'.B8 'Column Chart'.C1:'Column Chart'.C1 'Column Chart'.C2:'Column Chart'.C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0.0787in" svg:height="0.1866in" svg:x="5.0283in" svg:y="0.1756in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Message ID</text:p>
          </table:table-cell>
          <table:table-cell table:style-name="ce1" office:value-type="string" calcext:value-type="string">
            <text:p>Occurrences on Initiator node</text:p>
          </table:table-cell>
          <table:table-cell table:style-name="ce1" office:value-type="string" calcext:value-type="string">
            <text:p>Occurrences on network</text:p>
          </table:table-cell>
          <table:table-cell table:style-name="ce1" office:value-type="string" calcext:value-type="string">
            <text:p>Message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cnx:/uu/core/games/ttt/new/238035477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cnx:/uu/core/games/ttt/238035477/move/1</text:p>
          </table:table-cell>
        </table:table-row>
        <table:table-row table:style-name="ro2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cnx:/uu/core/games/ttt/238035477/move/2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cnx:/uu/core/games/ttt/238035477/move/3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cnx:/uu/core/games/ttt/238035477/move/4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ccnx:/uu/core/games/ttt/238035477/move/5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cnx:/uu/core/games/ttt/fin/238035477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Histogram" table:style-name="ta1">
        <table:shapes>
          <draw:frame draw:z-index="0" draw:style-name="gr1" draw:text-style-name="P1" svg:width="6.2988in" svg:height="3.5429in" svg:x="6.4709in" svg:y="0.0705in">
            <draw:object draw:notify-on-update-of-ranges="Histogram.B1:Histogram.B1 Histogram.B2:Histogram.B5 Histogram.C1:Histogram.C1 Histogram.C2:Histogram.C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6.526in" svg:y="3.865in">
            <draw:object draw:notify-on-update-of-ranges="Histogram.B22:Histogram.B22 Histogram.B23:Histogram.B29 Histogram.C22:Histogram.C22 Histogram.C23:Histogram.C2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number-columns-repeated="3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Occurrences on Initiator node</text:p>
          </table:table-cell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Frequency 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FREQUENCY([.A2:.A8];[.B2:.B5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FREQUENCY([.A3:.A9];[.B3:.B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FREQUENCY([.A4:.A10];[.B4:.B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FREQUENCY([.A5:.A11];[.B5:.B8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number-rows-repeated="13">
          <table:table-cell table:number-columns-repeated="4"/>
        </table:table-row>
        <table:table-row table:style-name="ro1">
          <table:table-cell table:style-name="ce3" office:value-type="string" calcext:value-type="string">
            <text:p>Occurrences on network</text:p>
          </table:table-cell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Frequency </text:p>
          </table:table-cell>
          <table:table-cell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formula="of:=FREQUENCY([.A23:.A29];[.B23:.B29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FREQUENCY([.A24:.A30];[.B24:.B30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formula="of:=FREQUENCY([.A25:.A31];[.B25:.B3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FREQUENCY([.A26:.A32];[.B26:.B32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table:formula="of:=FREQUENCY([.A27:.A33];[.B27:.B33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table:formula="of:=FREQUENCY([.A28:.A34];[.B28:.B34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table:formula="of:=FREQUENCY([.A29:.A35];[.B29:.B35])" office:value-type="float" office:value="1" calcext:value-type="float">
            <text:p>1</text:p>
          </table:table-cell>
          <table:table-cell/>
        </table:table-row>
        <table:table-row table:style-name="ro1" table:number-rows-repeated="104854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9T15:21:05.977696983</meta:creation-date>
    <dc:date>2013-09-29T18:52:20.247097306</dc:date>
    <meta:editing-duration>PT13M35S</meta:editing-duration>
    <meta:editing-cycles>2</meta:editing-cycles>
    <meta:generator>LibreOffice/4.1.1.2$Linux_X86_64 LibreOffice_project/410$Build-2</meta:generator>
    <meta:document-statistic meta:table-count="2" meta:cell-count="7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2cm" svg:height="9.007cm" xlink:href=".." xlink:type="simple" chart:class="chart:bar" chart:style-name="ch1">
        <chart:title svg:x="0.915cm" svg:y="0.316cm" chart:style-name="ch2">
          <text:p>Column Chart illustrating occurrences of unique game message Interests</text:p>
        </chart:title>
        <chart:legend chart:legend-position="end" svg:x="10.739cm" svg:y="3.955cm" style:legend-expansion="high" chart:style-name="ch3"/>
        <chart:plot-area chart:style-name="ch4" table:cell-range-address="'Column Chart'.A1:'Column Chart'.C8" chart:data-source-has-labels="both" svg:x="1.33cm" svg:y="1.635cm" svg:width="8.771cm" svg:height="6.211cm">
          <chartooo:coordinate-region svg:x="1.951cm" svg:y="1.834cm" svg:width="8.15cm" svg:height="5.365cm"/>
          <chart:axis chart:dimension="x" chart:name="primary-x" chart:style-name="ch5" chartooo:axis-type="auto">
            <chartooo:date-scale/>
            <chart:title svg:x="3.038cm" svg:y="8.026cm" chart:style-name="ch6">
              <text:p>Unique Interests /  moves / requests</text:p>
            </chart:title>
            <chart:categories table:cell-range-address="'Column Chart'.A2:'Column Chart'.A8"/>
          </chart:axis>
          <chart:axis chart:dimension="y" chart:name="primary-y" chart:style-name="ch7">
            <chart:title svg:x="0.451cm" svg:y="6.53cm" chart:style-name="ch8">
              <text:p>Number of Occurrences</text:p>
            </chart:title>
            <chart:grid chart:style-name="ch9" chart:class="major"/>
          </chart:axis>
          <chart:series chart:style-name="ch10" chart:values-cell-range-address="'Column Chart'.B2:'Column Chart'.B8" chart:label-cell-address="'Column Chart'.B1:'Column Chart'.B1" chart:class="chart:bar">
            <chart:data-point chart:repeated="7"/>
          </chart:series>
          <chart:series chart:style-name="ch11" chart:values-cell-range-address="'Column Chart'.C2:'Column Chart'.C8" chart:label-cell-address="'Column Chart'.C1:'Column Chart'.C1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currences on Initiator node</text:p>
                <draw:g>
                  <svg:desc>'Column Chart'.B1:'Column Chart'.B1</svg:desc>
                </draw:g>
              </table:table-cell>
              <table:table-cell office:value-type="string">
                <text:p>Occurrences on network</text:p>
                <draw:g>
                  <svg:desc>'Column Chart'.C1:'Column Chart'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Column Chart'.A2:'Column Chart'.A8</svg:desc>
                </draw:g>
              </table:table-cell>
              <table:table-cell office:value-type="float" office:value="3">
                <text:p>3</text:p>
                <draw:g>
                  <svg:desc>'Column Chart'.B2:'Column Chart'.B8</svg:desc>
                </draw:g>
              </table:table-cell>
              <table:table-cell office:value-type="float" office:value="12">
                <text:p>12</text:p>
                <draw:g>
                  <svg:desc>'Column Chart'.C2:'Column Chart'.C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math xmlns="http://www.w3.org/1998/Math/MathML">
  <mrow/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38cm" svg:y="0.316cm" chart:style-name="ch2">
          <text:p>Distribution of Interests Sent by Initiator Node</text:p>
        </chart:title>
        <chart:legend chart:legend-position="end" svg:x="13.525cm" svg:y="4.201cm" style:legend-expansion="high" chart:style-name="ch3"/>
        <chart:plot-area chart:style-name="ch4" table:cell-range-address="Histogram.B1:Histogram.C5" chart:data-source-has-labels="both" svg:x="1.331cm" svg:y="1.635cm" svg:width="11.554cm" svg:height="6.204cm">
          <chartooo:coordinate-region svg:x="2.058cm" svg:y="1.834cm" svg:width="10.827cm" svg:height="5.358cm"/>
          <chart:axis chart:dimension="x" chart:name="primary-x" chart:style-name="ch5" chartooo:axis-type="auto">
            <chartooo:date-scale/>
            <chart:title svg:x="5.238cm" svg:y="8.019cm" chart:style-name="ch6">
              <text:p>Number of Interests Sent</text:p>
            </chart:title>
            <chart:categories table:cell-range-address="Histogram.B2:Histogram.B5"/>
          </chart:axis>
          <chart:axis chart:dimension="y" chart:name="primary-y" chart:style-name="ch7">
            <chart:title svg:x="0.451cm" svg:y="6.369cm" chart:style-name="ch8">
              <text:p>Frequency (per move)</text:p>
            </chart:title>
            <chart:grid chart:style-name="ch9" chart:class="major"/>
          </chart:axis>
          <chart:series chart:style-name="ch10" chart:values-cell-range-address="Histogram.C2:Histogram.C5" chart:label-cell-address="Histogram.C1:Histogram.C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 </text:p>
                <draw:g>
                  <svg:desc>Histogram.C1:Histogram.C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Histogram.B2:Histogram.B5</svg:desc>
                </draw:g>
              </table:table-cell>
              <table:table-cell office:value-type="float" office:value="4">
                <text:p>4</text:p>
                <draw:g>
                  <svg:desc>Histogram.C2:Histogram.C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683cm" svg:y="0.316cm" chart:style-name="ch2">
          <text:p>Distribution of Interests Sent (Network-wide)</text:p>
        </chart:title>
        <chart:legend chart:legend-position="end" svg:x="13.525cm" svg:y="4.201cm" style:legend-expansion="high" chart:style-name="ch3"/>
        <chart:plot-area chart:style-name="ch4" table:cell-range-address="Histogram.B22:Histogram.C29" chart:data-source-has-labels="both" svg:x="1.331cm" svg:y="1.635cm" svg:width="11.554cm" svg:height="6.204cm">
          <chartooo:coordinate-region svg:x="2.058cm" svg:y="1.835cm" svg:width="10.827cm" svg:height="5.357cm"/>
          <chart:axis chart:dimension="x" chart:name="primary-x" chart:style-name="ch5" chartooo:axis-type="auto">
            <chartooo:date-scale/>
            <chart:title svg:x="5.238cm" svg:y="8.019cm" chart:style-name="ch6">
              <text:p>Number of Interests Sent</text:p>
            </chart:title>
            <chart:categories table:cell-range-address="Histogram.B23:Histogram.B29"/>
          </chart:axis>
          <chart:axis chart:dimension="y" chart:name="primary-y" chart:style-name="ch7">
            <chart:title svg:x="0.451cm" svg:y="6.369cm" chart:style-name="ch8">
              <text:p>Frequency (per move)</text:p>
            </chart:title>
            <chart:grid chart:style-name="ch9" chart:class="major"/>
          </chart:axis>
          <chart:series chart:style-name="ch10" chart:values-cell-range-address="Histogram.C23:Histogram.C29" chart:label-cell-address="Histogram.C22:Histogram.C22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 </text:p>
                <draw:g>
                  <svg:desc>Histogram.C22:Histogram.C22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0</text:p>
                <draw:g>
                  <svg:desc>Histogram.B23:Histogram.B29</svg:desc>
                </draw:g>
              </table:table-cell>
              <table:table-cell office:value-type="float" office:value="1">
                <text:p>1</text:p>
                <draw:g>
                  <svg:desc>Histogram.C23:Histogram.C29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